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P3" style:family="paragraph" style:parent-style-name="Header">
      <style:paragraph-properties fo:text-align="center" style:justify-single-word="false"/>
      <style:text-properties style:font-name="Arial" officeooo:rsid="002e85ff" officeooo:paragraph-rsid="002e85ff"/>
    </style:style>
    <style:style style:name="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e85ff" officeooo:paragraph-rsid="003a5ff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bold" officeooo:rsid="002e85ff" officeooo:paragraph-rsid="003a5ff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540409" officeooo:paragraph-rsid="0054040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40668c" officeooo:paragraph-rsid="0040668c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2e85ff" officeooo:paragraph-rsid="006d754c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3a5ff7"/>
    </style:style>
    <style:style style:name="P12" style:family="paragraph" style:parent-style-name="Standard" style:list-style-name="L1">
      <style:paragraph-properties fo:text-align="start" style:justify-single-word="false"/>
      <style:text-properties fo:font-weight="normal" officeooo:rsid="003a5ff7" officeooo:paragraph-rsid="003a5ff7" style:font-weight-asian="normal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weight="normal" officeooo:rsid="002e85ff" officeooo:paragraph-rsid="002e85ff" style:font-weight-asian="normal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fo:font-weight="normal" officeooo:rsid="002e85ff" officeooo:paragraph-rsid="00877106" style:font-weight-asian="normal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weight="normal" officeooo:rsid="002e85ff" officeooo:paragraph-rsid="00b1c874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fo:font-weight="normal" officeooo:rsid="007626d6" officeooo:paragraph-rsid="002e85ff" style:font-weight-asian="normal" style:font-weight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fo:font-weight="normal" officeooo:rsid="00a29c2b" officeooo:paragraph-rsid="00a29c2b" style:font-weight-asian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font-weight="normal" officeooo:rsid="00a3ee6c" officeooo:paragraph-rsid="00a3ee6c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font-weight="normal" officeooo:rsid="00a869b3" officeooo:paragraph-rsid="00a869b3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a92a75" officeooo:paragraph-rsid="00a92a75" style:font-weight-asian="normal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fo:font-weight="normal" officeooo:rsid="00a99004" officeooo:paragraph-rsid="00a99004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abc85f" officeooo:paragraph-rsid="00abc85f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normal" officeooo:rsid="00ae1a3d" officeooo:paragraph-rsid="00ae1a3d" style:font-weight-asian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weight="bold" officeooo:rsid="003a5ff7" officeooo:paragraph-rsid="003a5ff7" style:font-weight-asian="bold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fo:font-weight="bold" officeooo:rsid="0053cce0" officeooo:paragraph-rsid="0053cce0" style:font-weight-asian="bold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fo:font-style="normal" fo:font-weight="normal" officeooo:rsid="00a5aff0" officeooo:paragraph-rsid="00a5aff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officeooo:paragraph-rsid="006d754c"/>
    </style:style>
    <style:style style:name="T1" style:family="text">
      <style:text-properties officeooo:rsid="002e85ff"/>
    </style:style>
    <style:style style:name="T2" style:family="text">
      <style:text-properties officeooo:rsid="0040654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e85ff" style:font-weight-asian="normal" style:font-weight-complex="normal"/>
    </style:style>
    <style:style style:name="T5" style:family="text">
      <style:text-properties fo:font-weight="normal" officeooo:rsid="003a5ff7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54fddb" style:font-style-asian="italic" style:font-style-complex="italic"/>
    </style:style>
    <style:style style:name="T8" style:family="text">
      <style:text-properties fo:font-style="italic" officeooo:rsid="005e387a" style:font-style-asian="italic" style:font-style-complex="italic"/>
    </style:style>
    <style:style style:name="T9" style:family="text">
      <style:text-properties fo:font-style="italic" officeooo:rsid="00abc85f" style:font-style-asian="italic" style:font-style-complex="italic"/>
    </style:style>
    <style:style style:name="T10" style:family="text">
      <style:text-properties fo:font-style="italic" officeooo:rsid="00acca59" style:font-style-asian="italic" style:font-style-complex="italic"/>
    </style:style>
    <style:style style:name="T11" style:family="text">
      <style:text-properties fo:font-style="italic" officeooo:rsid="00ae1a3d" style:font-style-asian="italic" style:font-style-complex="italic"/>
    </style:style>
    <style:style style:name="T12" style:family="text">
      <style:text-properties fo:font-style="italic" officeooo:rsid="00b27546" style:font-style-asian="italic" style:font-style-complex="italic"/>
    </style:style>
    <style:style style:name="T13" style:family="text">
      <style:text-properties fo:font-style="italic" officeooo:rsid="00b626aa" style:font-style-asian="italic" style:font-style-complex="italic"/>
    </style:style>
    <style:style style:name="T14" style:family="text">
      <style:text-properties fo:font-style="italic" officeooo:rsid="00b68d66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782fe5" style:font-style-asian="normal" style:font-style-complex="normal"/>
    </style:style>
    <style:style style:name="T17" style:family="text">
      <style:text-properties fo:font-style="normal" officeooo:rsid="00acca59" style:font-style-asian="normal" style:font-style-complex="normal"/>
    </style:style>
    <style:style style:name="T18" style:family="text">
      <style:text-properties fo:font-style="normal" officeooo:rsid="00ae1a3d" style:font-style-asian="normal" style:font-style-complex="normal"/>
    </style:style>
    <style:style style:name="T19" style:family="text">
      <style:text-properties fo:font-style="normal" officeooo:rsid="00af50f8" style:font-style-asian="normal" style:font-style-complex="normal"/>
    </style:style>
    <style:style style:name="T20" style:family="text">
      <style:text-properties fo:font-style="normal" officeooo:rsid="00b099b6" style:font-style-asian="normal" style:font-style-complex="normal"/>
    </style:style>
    <style:style style:name="T21" style:family="text">
      <style:text-properties fo:font-style="normal" officeooo:rsid="00b1c874" style:font-style-asian="normal" style:font-style-complex="normal"/>
    </style:style>
    <style:style style:name="T22" style:family="text">
      <style:text-properties fo:font-style="normal" officeooo:rsid="00b27546" style:font-style-asian="normal" style:font-style-complex="normal"/>
    </style:style>
    <style:style style:name="T23" style:family="text">
      <style:text-properties fo:font-style="normal" officeooo:rsid="00b626aa" style:font-style-asian="normal" style:font-style-complex="normal"/>
    </style:style>
    <style:style style:name="T24" style:family="text">
      <style:text-properties fo:font-style="normal" officeooo:rsid="00b68d66" style:font-style-asian="normal" style:font-style-complex="normal"/>
    </style:style>
    <style:style style:name="T25" style:family="text">
      <style:text-properties fo:font-style="normal" fo:font-weight="bold" officeooo:rsid="007967b5" style:font-style-asian="normal" style:font-weight-asian="bold" style:font-style-complex="normal" style:font-weight-complex="bold"/>
    </style:style>
    <style:style style:name="T26" style:family="text">
      <style:text-properties officeooo:rsid="00540409"/>
    </style:style>
    <style:style style:name="T27" style:family="text">
      <style:text-properties officeooo:rsid="0054fddb"/>
    </style:style>
    <style:style style:name="T28" style:family="text">
      <style:text-properties officeooo:rsid="00a3ee6c"/>
    </style:style>
    <style:style style:name="T29" style:family="text">
      <style:text-properties officeooo:rsid="00a99004"/>
    </style:style>
    <style:style style:name="T30" style:family="text">
      <style:text-properties officeooo:rsid="00abc85f"/>
    </style:style>
    <style:style style:name="T31" style:family="text">
      <style:text-properties officeooo:rsid="00af50f8"/>
    </style:style>
    <style:style style:name="T32" style:family="text">
      <style:text-properties officeooo:rsid="00b626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3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RABALHO: <text:span text:style-name="T26">CRIAÇÃO DE UM SERVIDOR LINUX PARA ESCOLAS</text:span></text:p>
      <text:p text:style-name="P6"/>
      <text:p text:style-name="P7">INSTRUÇÕES:</text:p>
      <text:p text:style-name="P5"/>
      <text:list xml:id="list163868784" text:style-name="L1">
        <text:list-item>
          <text:p text:style-name="P11"><text:span text:style-name="T5">O</text:span><text:span text:style-name="T4">s exercícios abaixo deverão ser feitos dentro do terminal do Linux</text:span></text:p>
        </text:list-item>
        <text:list-item>
          <text:p text:style-name="P12">Os exercícios estão, em sua maioria, dependentes um dos outros. Ou seja, o segundo depende do primeiro, o terceiro do segundo, e assim sucessivamente.</text:p>
        </text:list-item>
        <text:list-item>
          <text:p text:style-name="P24">Deverá ser entregue um relatório, até a data final especificada, contendo a sequência de comandos que vocês digitaram para realizar cada item do trabalho. <text:line-break/><text:span text:style-name="T3">A sequência de comandos poderá ser um screenshot da tela de terminal com os comandos que vocês utilizaram. </text:span></text:p>
        </text:list-item>
        <text:list-item>
          <text:p text:style-name="P25">Os comandos deverão ser explicados, bem como o significado de seus parâmetros.</text:p>
          <text:p text:style-name="P12"/>
        </text:list-item>
      </text:list>
      <text:p text:style-name="P7"><text:span text:style-name="T26">ESPECIFICAÇÃO</text:span>:</text:p>
      <text:p text:style-name="P7"/>
      <text:p text:style-name="P8">Em uma escola, existem os seguintes tipos de usuários: alunos, professores, administrativos, e diretor. </text:p>
      <text:list xml:id="list2809681038" text:style-name="L2">
        <text:list-header>
          <text:p text:style-name="P13"/>
        </text:list-header>
        <text:list-item>
          <text:p text:style-name="P20">Crie as seguintes pastas:</text:p>
          <text:list>
            <text:list-item>
              <text:p text:style-name="P20">/<text:span text:style-name="T32">alunos</text:span></text:p>
            </text:list-item>
            <text:list-item>
              <text:p text:style-name="P20">/professores</text:p>
            </text:list-item>
            <text:list-item>
              <text:p text:style-name="P20">/<text:span text:style-name="T31">administracao</text:span></text:p>
              <text:p text:style-name="P20"/>
            </text:list-item>
          </text:list>
        </text:list-item>
        <text:list-item>
          <text:p text:style-name="P15"><text:span text:style-name="T27">A escola possui os seguintes grupos de usuários: </text:span></text:p>
          <text:list>
            <text:list-item>
              <text:p text:style-name="P15"><text:span text:style-name="T7">alunos: </text:span><text:span text:style-name="T22">quem for do mesmo grupo dos </text:span><text:span text:style-name="T23">alunos poderá </text:span><text:span text:style-name="T24">apenas ler arquivos na pasta /professores. Não poderá executar nada.</text:span></text:p>
            </text:list-item>
            <text:list-item>
              <text:p text:style-name="P15"><text:span text:style-name="T7">professore: </text:span><text:span text:style-name="T14">quem for</text:span></text:p>
            </text:list-item>
            <text:list-item>
              <text:p text:style-name="P15"><text:span text:style-name="T7">administra</text:span><text:span text:style-name="T8">cao</text:span></text:p>
            </text:list-item>
          </text:list>
          <text:p text:style-name="P14"/>
        </text:list-item>
        <text:list-item>
          <text:p text:style-name="P17">Mude os valores-padrão <text:span text:style-name="T28">para criação de novos usuários:</text:span></text:p>
          <text:list>
            <text:list-item>
              <text:p text:style-name="P18">Pasta-padrão para novos usuários: <text:span text:style-name="T6">/</text:span><text:span text:style-name="T13">alunos</text:span></text:p>
            </text:list-item>
            <text:list-item>
              <text:p text:style-name="P18">Shell padrão: <text:span text:style-name="T6">/bin/false</text:span></text:p>
            </text:list-item>
            <text:list-item>
              <text:p text:style-name="P26">Grupo padrão: alunos</text:p>
            </text:list-item>
          </text:list>
          <text:p text:style-name="P14"/>
        </text:list-item>
        <text:list-item>
          <text:p text:style-name="P19">Crie 1 exemplo de cada tipo de usuário:</text:p>
          <text:list>
            <text:list-item>
              <text:p text:style-name="P19">aluno: <text:span text:style-name="T29">O aluno deverá poder usar apenas sua própria pasta home</text:span></text:p>
            </text:list-item>
            <text:list-item>
              <text:p text:style-name="P21">professores: Os professores poderão <text:span text:style-name="T30">entrar na pasta </text:span><text:span text:style-name="T9">/professores </text:span><text:span text:style-name="T17">e </text:span><text:span text:style-name="T10">/</text:span><text:span text:style-name="T11">alunos, </text:span><text:span text:style-name="T18">porém, não poderão editar nada na pasta /alunos (Dica: adicione um grupo secundário ao professor</text:span><text:span text:style-name="T19">)</text:span></text:p>
            </text:list-item>
            <text:list-item>
              <text:p text:style-name="P23"><text:span text:style-name="T18">a</text:span><text:span text:style-name="T15">dministracao: </text:span><text:span text:style-name="T20">A administração poderá utilizar todas as pastas </text:span><text:span text:style-name="T21">acima</text:span></text:p>
            </text:list-item>
          </text:list>
        </text:list-item>
      </text:list>
      <text:p text:style-name="P22"><text:span text:style-name="T9"/></text:p>
      <text:list xml:id="list63245292595392" text:continue-numbering="true" text:style-name="L2">
        <text:list-item>
          <text:p text:style-name="P16"><text:span text:style-name="T16"/></text:p>
        </text:list-item>
      </text:list>
      <text:p text:style-name="P10"/>
      <text:p text:style-name="P10"/>
      <text:p text:style-name="P27"><text:span text:style-name="T2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weight="bold" officeooo:rsid="001615d9" officeooo:paragraph-rsid="001615d9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 officeooo:rsid="001615d9" officeooo:paragraph-rsid="001615d9"/>
    </style:style>
    <style:style style:name="MP3" style:family="paragraph" style:parent-style-name="Header">
      <style:paragraph-properties fo:text-align="center" style:justify-single-word="false"/>
      <style:text-properties style:font-name="Arial" officeooo:rsid="002e85ff" officeooo:paragraph-rsid="002e85ff"/>
    </style:style>
    <style:style style:name="MP4" style:family="paragraph" style:parent-style-name="Header">
      <style:paragraph-properties fo:text-align="center" style:justify-single-word="false"/>
      <style:text-properties style:font-name="Arial" officeooo:rsid="00288b93" officeooo:paragraph-rsid="00288b93"/>
    </style:style>
    <style:style style:name="MT1" style:family="text">
      <style:text-properties officeooo:rsid="002e85ff"/>
    </style:style>
    <style:style style:name="MT2" style:family="text">
      <style:text-properties officeooo:rsid="0040654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3">Bacharelado em Sistemas de Informação</text:p>
        <text:p text:style-name="MP4">Disciplina <text:span text:style-name="MT1">de Sistemas Operacionais</text:span></text:p>
        <text:p text:style-name="MP4">Professor Bruno Policarpo <text:span text:style-name="MT2">Toledo Freita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3:08:54.457000000</meta:creation-date>
    <dc:date>2019-06-07T06:31:24.305000000</dc:date>
    <meta:editing-duration>PT18H33M</meta:editing-duration>
    <meta:editing-cycles>139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32" meta:word-count="274" meta:character-count="1747" meta:non-whitespace-character-count="1504"/>
  </office:meta>
</office:document-meta>
</file>